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Kubernetes Installation – Using kubeadm</text:h>
      <text:p text:style-name="Text_20_body">First, have two VM’s setup. One of which we will be using as our master node, and other as worker node.</text:p>
      <text:list xml:id="list2956142575" text:style-name="L1">
        <text:list-item>
          <text:p text:style-name="P3">Install Docker</text:p>
        </text:list-item>
      </text:list>
      <text:p text:style-name="Preformatted_20_Text"><text:span text:style-name="Source_20_Text">$ sudo apt update</text:span></text:p>
      <text:p text:style-name="Preformatted_20_Text"><text:span text:style-name="Source_20_Text">$ sudo apt install docker.io</text:span></text:p>
      <text:p text:style-name="Preformatted_20_Text"><text:span text:style-name="Source_20_Text">$ sudo systemctl start docker</text:span></text:p>
      <text:p text:style-name="P1"><text:span text:style-name="Source_20_Text">$ sudo systemctl enable docker</text:span></text:p>
      <text:list xml:id="list2911927818" text:style-name="L2">
        <text:list-item>
          <text:p text:style-name="P4">Install Kubernetes</text:p>
        </text:list-item>
      </text:list>
      <text:p text:style-name="Preformatted_20_Text"><text:span text:style-name="Source_20_Text">$ sudo apt install apt-transport-https curl</text:span></text:p>
      <text:p text:style-name="Preformatted_20_Text"><text:span text:style-name="Source_20_Text">$ curl -s https://packages.cloud.google.com/apt/doc/apt-key.gpg | sudo apt-key add</text:span></text:p>
      <text:p text:style-name="Preformatted_20_Text"><text:span text:style-name="Source_20_Text">$ sudo apt-add-repository "deb http://apt.kubernetes.io/ kubernetes-xenial main"</text:span></text:p>
      <text:p text:style-name="P1"><text:span text:style-name="Source_20_Text">$ sudo apt install kubeadm kubelet kubectl kubernetes-cni</text:span></text:p>
      <text:p text:style-name="P1"><text:span text:style-name="Source_20_Text"/></text:p>
      <text:p text:style-name="P1"><text:span text:style-name="Source_20_Text">export KUBECONFIG=/etc/kubernetes/admin.conf </text:span></text:p>
      <text:p text:style-name="P1"><text:span text:style-name="Source_20_Text"/></text:p>
      <text:list xml:id="list1514720090" text:style-name="L3">
        <text:list-item>
          <text:p text:style-name="P5">Disable Swap Memory</text:p>
        </text:list-item>
      </text:list>
      <text:p text:style-name="Preformatted_20_Text"><text:span text:style-name="Source_20_Text">$ sudo swapoff -a</text:span></text:p>
      <text:p text:style-name="P1"><text:span text:style-name="Source_20_Text">$ sudo nano /etc/fstab</text:span></text:p>
      <text:p text:style-name="Text_20_body">Inside this file, comment out the <text:span text:style-name="Source_20_Text">/swapfile</text:span> line.</text:p>
      <text:list xml:id="list124013506" text:style-name="L4">
        <text:list-item>
          <text:p text:style-name="P6">Set hostnames</text:p>
        </text:list-item>
      </text:list>
      <text:p text:style-name="Preformatted_20_Text"><text:span text:style-name="Source_20_Text">$ sudo hostnamectl set-hostname kubernetes-master</text:span></text:p>
      <text:p text:style-name="P1"><text:span text:style-name="Source_20_Text">$ sudo hostnamectl set-hostname kubernetes-worker</text:span></text:p>
      <text:list xml:id="list2795553517" text:style-name="L5">
        <text:list-item>
          <text:p text:style-name="P7">Initialize Kubernetes master server</text:p>
        </text:list-item>
      </text:list>
      <text:p text:style-name="Text_20_body">Run these on the master node:</text:p>
      <text:p text:style-name="Preformatted_20_Text"><text:span text:style-name="Source_20_Text">kubernetes-master:~$ sudo kubeadm init</text:span></text:p>
      <text:p text:style-name="Preformatted_20_Text"><text:span text:style-name="Source_20_Text">kubernetes-master:~$ mkdir -p $HOME/.kube</text:span></text:p>
      <text:p text:style-name="Preformatted_20_Text"><text:span text:style-name="Source_20_Text">kubernetes-master:~$ sudo cp -i /etc/kubernetes/admin.conf $HOME/.kube/config</text:span></text:p>
      <text:p text:style-name="P1"><text:span text:style-name="Source_20_Text">kubernetes-master:~$ sudo chown $(id -u):$(id -g) $HOME/.kube/config</text:span></text:p>
      <text:list xml:id="list10577772" text:style-name="L6">
        <text:list-item>
          <text:p text:style-name="P8">Deploy a pod network</text:p>
        </text:list-item>
      </text:list>
      <text:p text:style-name="Preformatted_20_Text"><text:span text:style-name="Source_20_Text">kubernetes-master:~$ kubectl apply -f https://raw.githubusercontent.com/coreos/flannel/master/Documentation/kube-flannel.yml</text:span></text:p>
      <text:p text:style-name="Preformatted_20_Text"><text:span text:style-name="Source_20_Text">kubernetes-master:~$ kubectl apply -f https://raw.githubusercontent.com/coreos/flannel/master/Documentation/k8s-manifests/kube-flannel-rbac.yml</text:span></text:p>
      <text:p text:style-name="P1"><text:span text:style-name="Source_20_Text">kubernetes-master:~$ kubectl get pods --all-namespaces</text:span></text:p>
      <text:list xml:id="list1391000992" text:style-name="L7">
        <text:list-item>
          <text:p text:style-name="P9">Join the Kubernetes cluster</text:p>
        </text:list-item>
      </text:list>
      <text:p text:style-name="Text_20_body"><text:soft-page-break/>Run these from the worker node:</text:p>
      <text:p text:style-name="Preformatted_20_Text"><text:span text:style-name="Source_20_Text">kubernetes-worker:~$ sudo kubeadm join 192.168.1.220:6443 --token 1exb8s.2t4k3b5syfc3jfmo --discovery-token-ca-cert-hash sha256:72ad481cee4918cf2314738419356c9a402fb609263adad48c13797d0cba2341</text:span></text:p>
      <text:p text:style-name="P1"><text:span text:style-name="Source_20_Text">kubernetes-master:~$ kubectl get nodes</text:span></text:p>
      <text:h text:style-name="Heading_20_2" text:outline-level="2">Kubernetes Installation – Using minikube (Locally)</text:h>
      <text:p text:style-name="Text_20_body">For this demo, we are going to use an application called <text:a xlink:type="simple" xlink:href="https://minikube.sigs.k8s.io/docs/start/" text:style-name="Internet_20_link" text:visited-style-name="Visited_20_Internet_20_Link">minikube</text:a>. Open a terminal using Ctrl + Alt + T and enter the following commands:</text:p>
      <text:p text:style-name="Preformatted_20_Text"><text:span text:style-name="Source_20_Text">curl -LO https://storage.googleapis.com/minikube/releases/latest/minikube-linux-amd64</text:span></text:p>
      <text:p text:style-name="Preformatted_20_Text"><text:span text:style-name="Source_20_Text">sudo install minikube-linux-amd64 /usr/local/bin/minikube</text:span></text:p>
      <text:p text:style-name="P1"><text:span text:style-name="Source_20_Text">minikube start</text:span></text:p>
      <text:p text:style-name="Text_20_body">This will start a Kubernetes Cluster locally. To stop the cluster, you can:</text:p>
      <text:p text:style-name="P1"><text:span text:style-name="Source_20_Text">minikube stop</text:span></text:p>
      <text:p text:style-name="Text_20_body">To access your local Kubernetes’ dashboard:</text:p>
      <text:p text:style-name="P1"><text:span text:style-name="Source_20_Text">minikube dashboard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20:38:07.580760842</meta:creation-date>
    <dc:date>2021-12-15T20:45:48.898194447</dc:date>
    <meta:editing-duration>PT2M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3" meta:word-count="256" meta:character-count="2226" meta:non-whitespace-character-count="2020"/>
  </office:meta>
</office:document-meta>
</file>